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8be1" officeooo:paragraph-rsid="001a8be1"/>
    </style:style>
    <style:style style:name="T1" style:family="text">
      <style:text-properties officeooo:rsid="001b7a1a"/>
    </style:style>
    <style:style style:name="T2" style:family="text">
      <style:text-properties officeooo:rsid="001c384f"/>
    </style:style>
    <style:style style:name="T3" style:family="text">
      <style:text-properties officeooo:rsid="001de52f"/>
    </style:style>
    <style:style style:name="T4" style:family="text">
      <style:text-properties officeooo:rsid="001f6610"/>
    </style:style>
    <style:style style:name="T5" style:family="text">
      <style:text-properties fo:font-style="italic" style:font-style-asian="italic" style:font-style-complex="italic"/>
    </style:style>
    <style:style style:name="T6" style:family="text">
      <style:text-properties fo:font-style="italic" officeooo:rsid="001f6610" style:font-style-asian="italic" style:font-style-complex="italic"/>
    </style:style>
    <style:style style:name="T7" style:family="text">
      <style:text-properties fo:font-style="normal" officeooo:rsid="001f661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1.)</text:p>
      <text:p text:style-name="P1"><text:tab/>Pedal for power: propel yourself to the top of the podium in this challenging new form of competition where physical efforts and swift skills combine to determine who is first, and who is history.</text:p>
      <text:p text:style-name="P1"/>
      <text:p text:style-name="P1"/>
      <text:p text:style-name="P1">2.)</text:p>
      <text:p text:style-name="P1"><text:tab/>a) Racing, <text:span text:style-name="T3">Fitness Sim</text:span><text:span text:style-name="T4">ulator, eSport</text:span></text:p>
      <text:p text:style-name="P1"/>
      <text:p text:style-name="P1"><text:tab/>b) <text:span text:style-name="T4">ARC combines the pick-up-and-playabliligy of </text:span><text:span text:style-name="T5">Mario Kart</text:span>, <text:span text:style-name="T4">with the competitive fitness elements of</text:span> <text:span text:style-name="T5">Zwift, </text:span><text:span text:style-name="T7">with strong futuristic, cyberpunk themes.</text:span></text:p>
      <text:p text:style-name="P1"/>
      <text:p text:style-name="P1"/>
      <text:p text:style-name="P1">3.)</text:p>
      <text:p text:style-name="P1"><text:tab/>This isn’t just a game; this is an entirely new form of competition. Using power data gathered from a smart trainer, your real-world pedaling efforts propel you through digital worlds with countless obstacles, power ups and challengers. But <text:span text:style-name="T1">your </text:span>physical prowess isn’t <text:span text:style-name="T2">the only thing that matter; you</text:span>’ll need to have quick <text:span text:style-name="T1">handling</text:span>, a sound strategy, and maybe just a little bit of luck if you want to <text:span text:style-name="T1">stand on the top of the podium.</text:span></text:p>
      <text:p text:style-name="P1"/>
      <text:p text:style-name="P1"><text:tab/>“<text:span text:style-name="T4">ARC: Advanced Racing Construct</text:span>” bridges the gap from <text:span text:style-name="T1">traditional </text:span>fitness trainer <text:span text:style-name="T4">simulators</text:span> and <text:span text:style-name="T1">multiplayer racing games. Create an avatar and race against the computer or competitors around the world. Progress your character with upgrades, cosmetics that imply achievement, and compete for glory. </text:span></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3T13:31:53.769000000</meta:creation-date>
    <dc:date>2021-01-14T09:33:42.860000000</dc:date>
    <meta:editing-duration>PT9M43S</meta:editing-duration>
    <meta:editing-cycles>4</meta:editing-cycles>
    <meta:generator>LibreOffice/7.0.4.2$Windows_X86_64 LibreOffice_project/dcf040e67528d9187c66b2379df5ea4407429775</meta:generator>
    <meta:document-statistic meta:table-count="0" meta:image-count="0" meta:object-count="0" meta:page-count="1" meta:paragraph-count="8" meta:word-count="179" meta:character-count="1127" meta:non-whitespace-character-count="950"/>
  </office:meta>
</office:document-meta>
</file>